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thermistor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lant_id</text:p>
          </table:table-cell>
          <table:table-cell office:value-type="string" calcext:value-type="string">
            <text:p>thermistor_color</text:p>
          </table:table-cell>
          <table:table-cell office:value-type="string" calcext:value-type="string">
            <text:p>near_photo_ids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09H33M00S" calcext:value-type="time">
            <text:p>09:33:00 A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,2,3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09H43M00S" calcext:value-type="time">
            <text:p>09:43:00 A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4-8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09H48M00S" calcext:value-type="time">
            <text:p>09:48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9-12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09H54M00S" calcext:value-type="time">
            <text:p>09:54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3-15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10H03M00S" calcext:value-type="time">
            <text:p>10:03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black/blue (#8)</text:p>
          </table:table-cell>
          <table:table-cell office:value-type="string" calcext:value-type="string">
            <text:p>16-18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10H08M00S" calcext:value-type="time">
            <text:p>10:08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9-21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10H15M00S" calcext:value-type="time">
            <text:p>10:15:00 A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red/white striped</text:p>
          </table:table-cell>
          <table:table-cell office:value-type="string" calcext:value-type="string">
            <text:p>22-24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10H25M00S" calcext:value-type="time">
            <text:p>10:25:00 A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red/white striped</text:p>
          </table:table-cell>
          <table:table-cell office:value-type="string" calcext:value-type="string">
            <text:p>25-27</text:p>
          </table:table-cell>
          <table:table-cell/>
          <table:table-cell office:value-type="string" calcext:value-type="string">
            <text:p>bright spot around thermistor, maybe LED directly above causing it.</text:p>
          </table:table-cell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red/white striped</text:p>
          </table:table-cell>
          <table:table-cell office:value-type="string" calcext:value-type="string">
            <text:p>28-30</text:p>
          </table:table-cell>
          <table:table-cell office:value-type="string" calcext:value-type="string">
            <text:p>can’t see thermistor but is in middle of left side of leaf. Stick is pointing at it <text:s/>perpendicular to leaf long axis.</text:p>
          </table:table-cell>
          <table:table-cell office:value-type="string" calcext:value-type="string">
            <text:p>leaf has some dead spots near thermistor. bright spot around thermistor</text:p>
          </table:table-cell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10H47M00S" calcext:value-type="time">
            <text:p>10:47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31-33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34-36</text:p>
          </table:table-cell>
          <table:table-cell table:number-columns-repeated="2"/>
        </table:table-row>
        <table:table-row table:style-name="ro1">
          <table:table-cell office:value-type="date" office:date-value="2019-12-05" calcext:value-type="date">
            <text:p>12/05/19</text:p>
          </table:table-cell>
          <table:table-cell office:value-type="time" office:time-value="PT10H58M00S" calcext:value-type="time">
            <text:p>10:58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37-39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0H44M00S" calcext:value-type="time">
            <text:p>10:44:00 A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49-51</text:p>
          </table:table-cell>
          <table:table-cell office:value-type="string" calcext:value-type="string">
            <text:p>checked thermistor &amp; moved before shot</text:p>
          </table:table-cell>
          <table:table-cell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0H46M00S" calcext:value-type="time">
            <text:p>10:46:00 A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red/white striped</text:p>
          </table:table-cell>
          <table:table-cell office:value-type="string" calcext:value-type="string">
            <text:p>52-54</text:p>
          </table:table-cell>
          <table:table-cell office:value-type="string" calcext:value-type="string">
            <text:p>checked thermistor &amp; moved before shot</text:p>
          </table:table-cell>
          <table:table-cell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0H50M00S" calcext:value-type="time">
            <text:p>10:50:00 A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55-57</text:p>
          </table:table-cell>
          <table:table-cell office:value-type="string" calcext:value-type="string">
            <text:p>checked thermistor &amp; moved before shot</text:p>
          </table:table-cell>
          <table:table-cell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0H54M00S" calcext:value-type="time">
            <text:p>10:54:00 A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black/oragne</text:p>
          </table:table-cell>
          <table:table-cell office:value-type="string" calcext:value-type="string">
            <text:p>58-60</text:p>
          </table:table-cell>
          <table:table-cell office:value-type="string" calcext:value-type="string">
            <text:p>checked thermistor &amp; moved before shot</text:p>
          </table:table-cell>
          <table:table-cell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0H59M00S" calcext:value-type="time">
            <text:p>10:59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61-63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01M00S" calcext:value-type="time">
            <text:p>11:01:00 A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64-66</text:p>
          </table:table-cell>
          <table:table-cell office:value-type="string" calcext:value-type="string">
            <text:p>halo in photo around thermistor—dead leaf behind?</text:p>
          </table:table-cell>
          <table:table-cell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03M00S" calcext:value-type="time">
            <text:p>11:03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67-69</text:p>
          </table:table-cell>
          <table:table-cell office:value-type="string" calcext:value-type="string">
            <text:p>mild halo</text:p>
          </table:table-cell>
          <table:table-cell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07M00S" calcext:value-type="time">
            <text:p>11:07:00 AM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70-72</text:p>
          </table:table-cell>
          <table:table-cell office:value-type="string" calcext:value-type="string">
            <text:p>halo</text:p>
          </table:table-cell>
          <table:table-cell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12M00S" calcext:value-type="time">
            <text:p>11:12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black/blue (#8)</text:p>
          </table:table-cell>
          <table:table-cell office:value-type="string" calcext:value-type="string">
            <text:p>73-75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14M00S" calcext:value-type="time">
            <text:p>11:14:00 A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76-78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15M00S" calcext:value-type="time">
            <text:p>11:15:00 A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79-81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21M00S" calcext:value-type="time">
            <text:p>11:21:00 A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red/white striped</text:p>
          </table:table-cell>
          <table:table-cell office:value-type="string" calcext:value-type="string">
            <text:p>82-84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33M00S" calcext:value-type="time">
            <text:p>11:33:00 A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red/white striped</text:p>
          </table:table-cell>
          <table:table-cell office:value-type="string" calcext:value-type="string">
            <text:p>85-87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37M00S" calcext:value-type="time">
            <text:p>11:37:00 A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88-90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41M00S" calcext:value-type="time">
            <text:p>11:41:00 A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91-93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45M00S" calcext:value-type="time">
            <text:p>11:45:00 A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94-96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50M00S" calcext:value-type="time">
            <text:p>11:50:00 A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red/white striped</text:p>
          </table:table-cell>
          <table:table-cell office:value-type="string" calcext:value-type="string">
            <text:p>97-99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1H56M00S" calcext:value-type="time">
            <text:p>11:56:00 A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100-102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2H05M00S" calcext:value-type="time">
            <text:p>12:05:00 PM</text:p>
          </table:table-cell>
          <table:table-cell office:value-type="string" calcext:value-type="string">
            <text:p>m-10</text:p>
          </table:table-cell>
          <table:table-cell office:value-type="string" calcext:value-type="string">
            <text:p>red/white striped</text:p>
          </table:table-cell>
          <table:table-cell office:value-type="string" calcext:value-type="string">
            <text:p>103-105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2H07M00S" calcext:value-type="time">
            <text:p>12:07:00 P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106-108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2H09M00S" calcext:value-type="time">
            <text:p>12:09:00 P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09-112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2H13M00S" calcext:value-type="time">
            <text:p>12:13:00 P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113-115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2H16M00S" calcext:value-type="time">
            <text:p>12:16:00 P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16-118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2H21M00S" calcext:value-type="time">
            <text:p>12:21:00 PM</text:p>
          </table:table-cell>
          <table:table-cell office:value-type="string" calcext:value-type="string">
            <text:p>d-7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19-121</text:p>
          </table:table-cell>
          <table:table-cell table:number-columns-repeated="2"/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2H25M00S" calcext:value-type="time">
            <text:p>12:25:00 P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red/white striped</text:p>
          </table:table-cell>
          <table:table-cell office:value-type="string" calcext:value-type="string">
            <text:p>122-125</text:p>
          </table:table-cell>
          <table:table-cell office:value-type="string" calcext:value-type="string">
            <text:p>4 images</text:p>
          </table:table-cell>
          <table:table-cell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03M00S" calcext:value-type="time">
            <text:p>02:03:00 PM</text:p>
          </table:table-cell>
          <table:table-cell office:value-type="string" calcext:value-type="string">
            <text:p>w-26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135-137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5H21M00S" calcext:value-type="time">
            <text:p>03:21:00 P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38-140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25M00S" calcext:value-type="time">
            <text:p>02:25:00 PM</text:p>
          </table:table-cell>
          <table:table-cell office:value-type="string" calcext:value-type="string">
            <text:p>d-11</text:p>
          </table:table-cell>
          <table:table-cell office:value-type="string" calcext:value-type="string">
            <text:p>black/blue (#8)</text:p>
          </table:table-cell>
          <table:table-cell office:value-type="string" calcext:value-type="string">
            <text:p>141-143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27M00S" calcext:value-type="time">
            <text:p>02:27:00 PM</text:p>
          </table:table-cell>
          <table:table-cell office:value-type="string" calcext:value-type="string">
            <text:p>d-10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144-146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30M00S" calcext:value-type="time">
            <text:p>02:30:00 PM</text:p>
          </table:table-cell>
          <table:table-cell office:value-type="string" calcext:value-type="string">
            <text:p>d-6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147-149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32M00S" calcext:value-type="time">
            <text:p>02:32:00 P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50-152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33M00S" calcext:value-type="time">
            <text:p>02:33:00 PM</text:p>
          </table:table-cell>
          <table:table-cell office:value-type="string" calcext:value-type="string">
            <text:p>m-7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53-155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35M00S" calcext:value-type="time">
            <text:p>02:35:00 PM</text:p>
          </table:table-cell>
          <table:table-cell office:value-type="string" calcext:value-type="string">
            <text:p>m-6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156-158</text:p>
          </table:table-cell>
          <table:table-cell office:value-type="string" calcext:value-type="string">
            <text:p>leaf in front of thermistor leaf (bottom portion of image is NOT part of thermistor leaf)</text:p>
          </table:table-cell>
          <table:table-cell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40M00S" calcext:value-type="time">
            <text:p>02:40:00 PM</text:p>
          </table:table-cell>
          <table:table-cell office:value-type="string" calcext:value-type="string">
            <text:p>m-11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159-161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41M00S" calcext:value-type="time">
            <text:p>02:41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62-164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47M00S" calcext:value-type="time">
            <text:p>02:47:00 PM</text:p>
          </table:table-cell>
          <table:table-cell office:value-type="string" calcext:value-type="string">
            <text:p>w-27</text:p>
          </table:table-cell>
          <table:table-cell office:value-type="string" calcext:value-type="string">
            <text:p>blue/white</text:p>
          </table:table-cell>
          <table:table-cell office:value-type="string" calcext:value-type="string">
            <text:p>165-167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45M00S" calcext:value-type="time">
            <text:p>02:45:00 PM</text:p>
          </table:table-cell>
          <table:table-cell office:value-type="string" calcext:value-type="string">
            <text:p>w-25</text:p>
          </table:table-cell>
          <table:table-cell office:value-type="string" calcext:value-type="string">
            <text:p>orange/black</text:p>
          </table:table-cell>
          <table:table-cell office:value-type="string" calcext:value-type="string">
            <text:p>168-170</text:p>
          </table:table-cell>
          <table:table-cell table:number-columns-repeated="2"/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4H47M00S" calcext:value-type="time">
            <text:p>02:47:00 PM</text:p>
          </table:table-cell>
          <table:table-cell office:value-type="string" calcext:value-type="string">
            <text:p>w-28</text:p>
          </table:table-cell>
          <table:table-cell office:value-type="string" calcext:value-type="string">
            <text:p>red/green</text:p>
          </table:table-cell>
          <table:table-cell office:value-type="string" calcext:value-type="string">
            <text:p>171-173</text:p>
          </table:table-cell>
          <table:table-cell table:number-columns-repeated="2"/>
        </table:table-row>
      </table:table>
      <table:table table:name="canopy overhead shots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photo_ids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0H29M00S" calcext:value-type="time">
            <text:p>10:29:00 AM</text:p>
          </table:table-cell>
          <table:table-cell office:value-type="string" calcext:value-type="string">
            <text:p>40-4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0H32M00S" calcext:value-type="time">
            <text:p>10:32:00 AM</text:p>
          </table:table-cell>
          <table:table-cell office:value-type="string" calcext:value-type="string">
            <text:p>43-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date" office:date-value="2019-12-06" calcext:value-type="date">
            <text:p>12/06/19</text:p>
          </table:table-cell>
          <table:table-cell office:value-type="time" office:time-value="PT10H35M00S" calcext:value-type="time">
            <text:p>10:35:00 AM</text:p>
          </table:table-cell>
          <table:table-cell office:value-type="string" calcext:value-type="string">
            <text:p>46-4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3H53M00S" calcext:value-type="time">
            <text:p>01:53:00 PM</text:p>
          </table:table-cell>
          <table:table-cell office:value-type="string" calcext:value-type="string">
            <text:p>126-128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3H56M00S" calcext:value-type="time">
            <text:p>01:56:00 PM</text:p>
          </table:table-cell>
          <table:table-cell office:value-type="string" calcext:value-type="string">
            <text:p>129-13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date" office:date-value="2019-12-09" calcext:value-type="date">
            <text:p>12/09/19</text:p>
          </table:table-cell>
          <table:table-cell office:value-type="time" office:time-value="PT13H58M00S" calcext:value-type="time">
            <text:p>01:58:00 PM</text:p>
          </table:table-cell>
          <table:table-cell office:value-type="string" calcext:value-type="string">
            <text:p>132-134</text:p>
          </table:table-cell>
          <table:table-cell office:value-type="string" calcext:value-type="string">
            <text:p>W</text:p>
          </table:table-cell>
        </table:table-row>
      </table:table>
      <table:table table:name="notes" table:style-name="ta1">
        <table:table-column table:style-name="co1" table:default-cell-style-name="Default"/>
        <table:table-row table:style-name="ro1">
          <table:table-cell office:value-type="string" calcext:value-type="string">
            <text:p>Thermistors moved/checked/downloaded on 12/2.</text:p>
          </table:table-cell>
        </table:table-row>
        <table:table-row table:style-name="ro1">
          <table:table-cell office:value-type="string" calcext:value-type="string">
            <text:p>I moved thermistors in W block before taking thermal images on 12/6 (but did not stop logging or download data)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3:48:17.403796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8:28:23.504118604</meta:creation-date>
    <dc:date>2019-12-09T14:49:05.229742965</dc:date>
    <meta:editing-duration>PT6H5M2S</meta:editing-duration>
    <meta:editing-cycles>61</meta:editing-cycles>
    <meta:generator>LibreOffice/6.2.8.2$Linux_X86_64 LibreOffice_project/20$Build-2</meta:generator>
    <meta:document-statistic meta:table-count="3" meta:cell-count="297" meta:object-count="0"/>
  </office:meta>
</office:document-meta>
</file>